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b95" officeooo:paragraph-rsid="00046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genera en <text:s/><text:a xlink:type="simple" xlink:href="http://www.printable-calendar.com/" text:style-name="Internet_20_link" text:visited-style-name="Visited_20_Internet_20_Link">http://www.printable-calendar.com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3:51:33.909719935</meta:creation-date>
    <dc:date>2017-01-15T13:52:04.974423472</dc:date>
    <meta:editing-duration>PT31S</meta:editing-duration>
    <meta:editing-cycles>1</meta:editing-cycles>
    <meta:document-statistic meta:table-count="0" meta:image-count="0" meta:object-count="0" meta:page-count="1" meta:paragraph-count="1" meta:word-count="4" meta:character-count="49" meta:non-whitespace-character-count="44"/>
    <meta:generator>LibreOffice/5.1.4.2$Linux_X86_64 LibreOffice_project/10m0$Build-2</meta:generator>
  </office:meta>
</office:document-meta>
</file>